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ca2" officeooo:paragraph-rsid="00177ca2"/>
    </style:style>
    <style:style style:name="P2" style:family="paragraph" style:parent-style-name="Standard">
      <style:text-properties officeooo:rsid="00190836" officeooo:paragraph-rsid="00190836"/>
    </style:style>
    <style:style style:name="P3" style:family="paragraph" style:parent-style-name="Standard">
      <style:text-properties officeooo:rsid="001aca86" officeooo:paragraph-rsid="001aca86"/>
    </style:style>
    <style:style style:name="P4" style:family="paragraph" style:parent-style-name="Standard">
      <style:text-properties officeooo:rsid="001c9330" officeooo:paragraph-rsid="001c9330"/>
    </style:style>
    <style:style style:name="P5" style:family="paragraph" style:parent-style-name="Standard">
      <style:text-properties officeooo:rsid="001d7826" officeooo:paragraph-rsid="001f479e"/>
    </style:style>
    <style:style style:name="P6" style:family="paragraph" style:parent-style-name="Standard">
      <style:text-properties officeooo:rsid="002175c8" officeooo:paragraph-rsid="002175c8"/>
    </style:style>
    <style:style style:name="P7" style:family="paragraph" style:parent-style-name="Standard">
      <style:text-properties fo:color="#c9211e" loext:opacity="100%" fo:font-weight="normal" officeooo:rsid="001c9330" officeooo:paragraph-rsid="001c9330" style:font-weight-asian="normal" style:font-weight-complex="normal"/>
    </style:style>
    <style:style style:name="P8" style:family="paragraph" style:parent-style-name="Standard">
      <style:text-properties fo:color="#c9211e" loext:opacity="100%" fo:font-weight="normal" officeooo:rsid="002a09fe" officeooo:paragraph-rsid="002a09fe" style:font-weight-asian="normal" style:font-weight-complex="normal"/>
    </style:style>
    <style:style style:name="P9" style:family="paragraph" style:parent-style-name="Standard">
      <style:text-properties fo:font-weight="normal" officeooo:rsid="001c9330" officeooo:paragraph-rsid="001c9330" style:font-weight-asian="normal" style:font-weight-complex="normal"/>
    </style:style>
    <style:style style:name="P10" style:family="paragraph" style:parent-style-name="Standard">
      <style:text-properties fo:font-weight="normal" officeooo:rsid="0024bb81" officeooo:paragraph-rsid="0024bb81" style:font-weight-asian="normal" style:font-weight-complex="normal"/>
    </style:style>
    <style:style style:name="P11" style:family="paragraph" style:parent-style-name="Standard">
      <style:text-properties fo:font-weight="normal" officeooo:rsid="0024bb81" officeooo:paragraph-rsid="0026a8af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30c924" officeooo:paragraph-rsid="0030c924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30ffdf" officeooo:paragraph-rsid="0030ffdf" style:font-weight-asian="normal" style:font-weight-complex="normal"/>
    </style:style>
    <style:style style:name="P14" style:family="paragraph" style:parent-style-name="Standard">
      <style:text-properties fo:color="#000000" loext:opacity="100%" fo:font-weight="bold" officeooo:rsid="0030c924" officeooo:paragraph-rsid="0030ffdf" style:font-weight-asian="bold" style:font-weight-complex="bold"/>
    </style:style>
    <style:style style:name="P15" style:family="paragraph" style:parent-style-name="Standard">
      <style:text-properties fo:color="#000000" loext:opacity="100%" fo:font-weight="bold" officeooo:rsid="00321682" officeooo:paragraph-rsid="00321682" style:font-weight-asian="bold" style:font-weight-complex="bold"/>
    </style:style>
    <style:style style:name="P16" style:family="paragraph" style:parent-style-name="Standard">
      <style:text-properties fo:font-size="15pt" fo:font-weight="bold" officeooo:rsid="001c9330" officeooo:paragraph-rsid="001c9330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loext:opacity="100%" fo:font-weight="normal" officeooo:rsid="0030ffdf" officeooo:paragraph-rsid="0030ffdf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3e3768" officeooo:paragraph-rsid="003e3768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2a09fe" officeooo:paragraph-rsid="002f09de" style:font-weight-asian="normal" style:font-weight-complex="normal"/>
    </style:style>
    <style:style style:name="P20" style:family="paragraph" style:parent-style-name="Standard">
      <style:text-properties fo:color="#000000" loext:opacity="100%" fo:font-weight="normal" officeooo:rsid="00321682" officeooo:paragraph-rsid="00321682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0480786" officeooo:paragraph-rsid="00480786" style:font-weight-asian="normal" style:font-weight-complex="normal"/>
    </style:style>
    <style:style style:name="P22" style:family="paragraph" style:parent-style-name="Standard">
      <style:paragraph-properties fo:line-height="150%"/>
      <style:text-properties fo:color="#000000" loext:opacity="100%" fo:font-weight="normal" officeooo:rsid="00480786" officeooo:paragraph-rsid="00480786" style:font-weight-asian="normal" style:font-weight-complex="normal"/>
    </style:style>
    <style:style style:name="P23" style:family="paragraph" style:parent-style-name="Standard">
      <style:paragraph-properties fo:line-height="150%"/>
      <style:text-properties fo:color="#000000" loext:opacity="100%" fo:font-weight="normal" officeooo:rsid="0052447c" officeooo:paragraph-rsid="0052447c" style:font-weight-asian="normal" style:font-weight-complex="normal"/>
    </style:style>
    <style:style style:name="P24" style:family="paragraph" style:parent-style-name="Standard">
      <style:paragraph-properties fo:line-height="150%"/>
      <style:text-properties fo:color="#000000" loext:opacity="100%" fo:font-weight="normal" officeooo:rsid="00540658" officeooo:paragraph-rsid="00540658" style:font-weight-asian="normal" style:font-weight-complex="normal"/>
    </style:style>
    <style:style style:name="P25" style:family="paragraph" style:parent-style-name="Standard">
      <style:paragraph-properties fo:line-height="115%"/>
      <style:text-properties fo:color="#000000" loext:opacity="100%" fo:font-weight="normal" officeooo:rsid="00540658" officeooo:paragraph-rsid="00540658" style:font-weight-asian="normal" style:font-weight-complex="normal"/>
    </style:style>
    <style:style style:name="P26" style:family="paragraph" style:parent-style-name="Standard">
      <style:paragraph-properties fo:line-height="115%"/>
      <style:text-properties fo:color="#000000" loext:opacity="100%" fo:font-weight="normal" officeooo:rsid="0054f4d4" officeooo:paragraph-rsid="00540658" style:font-weight-asian="normal" style:font-weight-complex="normal"/>
    </style:style>
    <style:style style:name="P27" style:family="paragraph" style:parent-style-name="Standard">
      <style:paragraph-properties fo:line-height="150%"/>
      <style:text-properties fo:color="#000000" loext:opacity="100%" fo:font-weight="normal" officeooo:rsid="0055de00" officeooo:paragraph-rsid="0055de00" style:font-weight-asian="normal" style:font-weight-complex="normal"/>
    </style:style>
    <style:style style:name="P28" style:family="paragraph" style:parent-style-name="Standard">
      <style:paragraph-properties fo:line-height="115%"/>
      <style:text-properties fo:color="#000000" loext:opacity="100%" fo:font-weight="normal" officeooo:rsid="00599b8e" officeooo:paragraph-rsid="005c1980" style:font-weight-asian="normal" style:font-weight-complex="normal"/>
    </style:style>
    <style:style style:name="P29" style:family="paragraph" style:parent-style-name="Standard">
      <style:paragraph-properties fo:line-height="115%"/>
      <style:text-properties fo:color="#000000" loext:opacity="100%" fo:font-weight="normal" officeooo:rsid="005ecaee" officeooo:paragraph-rsid="005ecaee" style:font-weight-asian="normal" style:font-weight-complex="normal"/>
    </style:style>
    <style:style style:name="P30" style:family="paragraph" style:parent-style-name="Standard">
      <style:paragraph-properties fo:line-height="115%"/>
      <style:text-properties fo:color="#000000" loext:opacity="100%" fo:font-weight="normal" officeooo:rsid="00604cad" officeooo:paragraph-rsid="00604cad" style:font-weight-asian="normal" style:font-weight-complex="normal"/>
    </style:style>
    <style:style style:name="P31" style:family="paragraph" style:parent-style-name="Standard">
      <style:paragraph-properties fo:line-height="115%"/>
      <style:text-properties fo:color="#000000" loext:opacity="100%" fo:font-weight="normal" officeooo:rsid="0064e0c9" officeooo:paragraph-rsid="0064e0c9" style:font-weight-asian="normal" style:font-weight-complex="normal"/>
    </style:style>
    <style:style style:name="P32" style:family="paragraph" style:parent-style-name="Standard">
      <style:paragraph-properties fo:line-height="115%"/>
      <style:text-properties fo:color="#000000" loext:opacity="100%" fo:font-weight="normal" officeooo:rsid="006716ea" officeooo:paragraph-rsid="006716ea" style:font-weight-asian="normal" style:font-weight-complex="normal"/>
    </style:style>
    <style:style style:name="P33" style:family="paragraph" style:parent-style-name="Standard">
      <style:paragraph-properties fo:line-height="115%"/>
      <style:text-properties fo:color="#000000" loext:opacity="100%" fo:font-weight="normal" officeooo:rsid="00677346" officeooo:paragraph-rsid="00677346" style:font-weight-asian="normal" style:font-weight-complex="normal"/>
    </style:style>
    <style:style style:name="P34" style:family="paragraph" style:parent-style-name="Standard">
      <style:paragraph-properties fo:line-height="115%"/>
      <style:text-properties fo:color="#000000" loext:opacity="100%" fo:font-weight="normal" officeooo:rsid="0069c3ba" officeooo:paragraph-rsid="0069c3ba" style:font-weight-asian="normal" style:font-weight-complex="normal"/>
    </style:style>
    <style:style style:name="P35" style:family="paragraph" style:parent-style-name="Standard">
      <style:paragraph-properties fo:line-height="115%"/>
      <style:text-properties fo:color="#000000" loext:opacity="100%" fo:font-weight="normal" officeooo:rsid="006a76a3" officeooo:paragraph-rsid="006a76a3" style:font-weight-asian="normal" style:font-weight-complex="normal"/>
    </style:style>
    <style:style style:name="P36" style:family="paragraph" style:parent-style-name="Standard">
      <style:text-properties fo:color="#000000" loext:opacity="100%" fo:font-weight="bold" officeooo:rsid="0030c924" officeooo:paragraph-rsid="0030ffdf" style:font-weight-asian="bold" style:font-weight-complex="bold"/>
    </style:style>
    <style:style style:name="P37" style:family="paragraph" style:parent-style-name="Standard">
      <style:text-properties fo:color="#000000" loext:opacity="100%" fo:font-weight="bold" officeooo:rsid="00321682" officeooo:paragraph-rsid="00321682" style:font-weight-asian="bold" style:font-weight-complex="bold"/>
    </style:style>
    <style:style style:name="P38" style:family="paragraph" style:parent-style-name="Standard">
      <style:paragraph-properties fo:line-height="150%"/>
      <style:text-properties fo:color="#000000" loext:opacity="100%" fo:font-weight="bold" officeooo:rsid="004d1f6b" officeooo:paragraph-rsid="004d1f6b" style:font-weight-asian="bold" style:font-weight-complex="bold"/>
    </style:style>
    <style:style style:name="P39" style:family="paragraph" style:parent-style-name="Standard">
      <style:paragraph-properties fo:line-height="150%"/>
      <style:text-properties fo:color="#000000" loext:opacity="100%" fo:font-weight="bold" officeooo:rsid="0052447c" officeooo:paragraph-rsid="0052447c" style:font-weight-asian="bold" style:font-weight-complex="bold"/>
    </style:style>
    <style:style style:name="P40" style:family="paragraph" style:parent-style-name="Standard">
      <style:paragraph-properties fo:line-height="150%"/>
      <style:text-properties fo:color="#000000" loext:opacity="100%" fo:font-weight="bold" officeooo:rsid="00540658" officeooo:paragraph-rsid="00540658" style:font-weight-asian="bold" style:font-weight-complex="bold"/>
    </style:style>
    <style:style style:name="P41" style:family="paragraph" style:parent-style-name="Standard">
      <style:paragraph-properties fo:line-height="150%"/>
      <style:text-properties fo:color="#000000" loext:opacity="100%" fo:font-weight="bold" officeooo:rsid="0055de00" officeooo:paragraph-rsid="0055de00" style:font-weight-asian="bold" style:font-weight-complex="bold"/>
    </style:style>
    <style:style style:name="P42" style:family="paragraph" style:parent-style-name="Standard">
      <style:paragraph-properties fo:line-height="115%"/>
      <style:text-properties fo:color="#000000" loext:opacity="100%" fo:font-weight="bold" officeooo:rsid="00599b8e" officeooo:paragraph-rsid="00599b8e" style:font-weight-asian="bold" style:font-weight-complex="bold"/>
    </style:style>
    <style:style style:name="P43" style:family="paragraph" style:parent-style-name="Standard">
      <style:paragraph-properties fo:line-height="115%"/>
      <style:text-properties fo:color="#000000" loext:opacity="100%" fo:font-weight="bold" officeooo:rsid="00599b8e" officeooo:paragraph-rsid="005c1980" style:font-weight-asian="bold" style:font-weight-complex="bold"/>
    </style:style>
    <style:style style:name="P44" style:family="paragraph" style:parent-style-name="Standard">
      <style:text-properties fo:color="#c9211e" loext:opacity="100%" officeooo:rsid="001f479e" officeooo:paragraph-rsid="001f479e"/>
    </style:style>
    <style:style style:name="P45" style:family="paragraph" style:parent-style-name="Standard">
      <style:text-properties fo:color="#c9211e" loext:opacity="100%" officeooo:rsid="002175c8" officeooo:paragraph-rsid="002175c8"/>
    </style:style>
    <style:style style:name="P46" style:family="paragraph" style:parent-style-name="Standard">
      <style:text-properties officeooo:rsid="001d7826" officeooo:paragraph-rsid="001d7826"/>
    </style:style>
    <style:style style:name="P47" style:family="paragraph" style:parent-style-name="Standard">
      <style:text-properties officeooo:rsid="001d7826" officeooo:paragraph-rsid="0039732b"/>
    </style:style>
    <style:style style:name="P48" style:family="paragraph" style:parent-style-name="Standard">
      <style:text-properties officeooo:rsid="0039732b" officeooo:paragraph-rsid="0039732b"/>
    </style:style>
    <style:style style:name="P49" style:family="paragraph" style:parent-style-name="Standard">
      <style:text-properties fo:font-weight="normal" officeooo:rsid="002a09fe" officeooo:paragraph-rsid="002a09fe" style:font-weight-asian="normal" style:font-weight-complex="normal"/>
    </style:style>
    <style:style style:name="T1" style:family="text">
      <style:text-properties officeooo:rsid="001d1c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7ae4" style:font-weight-asian="bold" style:font-weight-complex="bold"/>
    </style:style>
    <style:style style:name="T4" style:family="text">
      <style:text-properties fo:font-weight="bold" officeooo:rsid="003b04b1" style:font-weight-asian="bold" style:font-weight-complex="bold"/>
    </style:style>
    <style:style style:name="T5" style:family="text">
      <style:text-properties officeooo:rsid="001d782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38dde1"/>
    </style:style>
    <style:style style:name="T9" style:family="text">
      <style:text-properties officeooo:rsid="00397ae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50b0f"/>
    </style:style>
    <style:style style:name="T12" style:family="text">
      <style:text-properties fo:color="#bf0041" loext:opacity="100%"/>
    </style:style>
    <style:style style:name="T13" style:family="text">
      <style:text-properties officeooo:rsid="0046ed8a"/>
    </style:style>
    <style:style style:name="T14" style:family="text">
      <style:text-properties officeooo:rsid="0049955a"/>
    </style:style>
    <style:style style:name="T15" style:family="text">
      <style:text-properties officeooo:rsid="004b6c2f"/>
    </style:style>
    <style:style style:name="T16" style:family="text">
      <style:text-properties officeooo:rsid="004debc7"/>
    </style:style>
    <style:style style:name="T17" style:family="text">
      <style:text-properties officeooo:rsid="004f83f8"/>
    </style:style>
    <style:style style:name="T18" style:family="text">
      <style:text-properties fo:font-weight="normal" officeooo:rsid="00514ba2" style:font-weight-asian="normal" style:font-weight-complex="normal"/>
    </style:style>
    <style:style style:name="T19" style:family="text">
      <style:text-properties fo:font-weight="normal" officeooo:rsid="00480786" style:font-weight-asian="normal" style:font-weight-complex="normal"/>
    </style:style>
    <style:style style:name="T20" style:family="text">
      <style:text-properties officeooo:rsid="00514ba2"/>
    </style:style>
    <style:style style:name="T21" style:family="text">
      <style:text-properties officeooo:rsid="0055de00"/>
    </style:style>
    <style:style style:name="T22" style:family="text">
      <style:text-properties officeooo:rsid="00596147"/>
    </style:style>
    <style:style style:name="T23" style:family="text">
      <style:text-properties officeooo:rsid="005c1980"/>
    </style:style>
    <style:style style:name="T24" style:family="text">
      <style:text-properties officeooo:rsid="005efa3b"/>
    </style:style>
    <style:style style:name="T25" style:family="text">
      <style:text-properties officeooo:rsid="00604cad"/>
    </style:style>
    <style:style style:name="T26" style:family="text">
      <style:text-properties officeooo:rsid="0064c8e1"/>
    </style:style>
    <style:style style:name="T27" style:family="text">
      <style:text-properties officeooo:rsid="00677346"/>
    </style:style>
    <style:style style:name="T28" style:family="text">
      <style:text-properties officeooo:rsid="0067a526"/>
    </style:style>
    <style:style style:name="T29" style:family="text">
      <style:text-properties officeooo:rsid="0068a16e"/>
    </style:style>
    <style:style style:name="T30" style:family="text">
      <style:text-properties officeooo:rsid="006a3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 Testes de Integração<text:tab/><text:tab/><text:tab/><text:tab/><text:tab/><text:tab/><text:tab/>08/12/2022</text:p>
      <text:p text:style-name="P1"/>
      <text:p text:style-name="P2">- Mocha;</text:p>
      <text:p text:style-name="P2">- Chai;</text:p>
      <text:p text:style-name="P2">- Sinon;</text:p>
      <text:p text:style-name="P3"/>
      <text:p text:style-name="P16">Teste Automatizado:</text:p>
      <text:p text:style-name="P16"/>
      <text:p text:style-name="P4"><text:span text:style-name="T2">Jest –</text:span> <text:span text:style-name="T1">ele foi projetado para o React, mas funciona em outros projetos em JS. Ele é focado principalmente me testes de unidade, não requer nenhuma configuração. </text:span><text:span text:style-name="T5">Não oferece suporte a testes assíncronos.</text:span></text:p>
      <text:p text:style-name="P4"/>
      <text:p text:style-name="P5"><text:span text:style-name="T2">Mocha –</text:span> ele foi projetado para Node.js. É focado em vários tipos de testes, como unidade, integração e ponta a ponta(E2E).</text:p>
      <text:p text:style-name="P44">Ele requer outras bibliotecas para funcionar como o <text:span text:style-name="T7">Chai </text:span>e o <text:span text:style-name="T7">Sinon</text:span>. Demandando mais trabalho para configurar, porem trás muitos recursos adicionais como testes assíncronos.</text:p>
      <text:p text:style-name="P45"/>
      <text:p text:style-name="P6">Para utilizarmos essa ferramenta precisamos fazer a instalação:</text:p>
      <text:p text:style-name="P45">npm install mocha@8.4.0 chai@4.3.4 --save-dev –save-exact</text:p>
      <text:p text:style-name="P45"/>
      <text:p text:style-name="P45">Feita a instalação, já podemos importar o mocha e o chai em um arquivo .js e escrever nossos testes.</text:p>
      <text:p text:style-name="P46"/>
      <text:p text:style-name="P46">_______________________<text:span text:style-name="T8">ESTRUTURANDO OS TESTES MOCHA</text:span>______________________</text:p>
      <text:p text:style-name="P46"/>
      <text:p text:style-name="P48">1° precisamos definir o que estamos testando, o Mocha nos fornece duas palavras reservadas(describe / it)</text:p>
      <text:p text:style-name="P47"/>
      <text:p text:style-name="P9"><text:span text:style-name="T3">DESCRIBE:</text:span><text:span text:style-name="T9"> </text:span>nos permite adicionar uma descrição para um teste específico ou um grupo de testes.</text:p>
      <text:p text:style-name="P11">Podemos perceber que o <text:span text:style-name="T6">describe</text:span> aceita dois parâmetros: uma <text:span text:style-name="T10">string e uma função</text:span></text:p>
      <text:p text:style-name="P9"/>
      <text:p text:style-name="P7">describe('Quando a média for menor que 7', function () {</text:p>
      <text:p text:style-name="P7"><text:s text:c="2"/>it('retorna "reprovação"', function () {</text:p>
      <text:p text:style-name="P7"><text:s text:c="4"/>//</text:p>
      <text:p text:style-name="P7"><text:s text:c="2"/>});</text:p>
      <text:p text:style-name="P7">});</text:p>
      <text:p text:style-name="P9"/>
      <text:p text:style-name="P9"><text:span text:style-name="T4">it: </text:span><text:span text:style-name="T2"><text:s/></text:span>nos permite sinalizar exatamente o cenário que estamos testando naquele ponto.</text:p>
      <text:p text:style-name="P10">O it aceita uma<text:span text:style-name="T10"> string e uma função</text:span> que executa os testes.</text:p>
      <text:p text:style-name="P10"/>
      <text:p text:style-name="P49"><text:span text:style-name="T2">Chai:</text:span> ele vai nos ajudar a dizer a maneira que devemos testar</text:p>
      <text:p text:style-name="P49"><text:a xlink:type="simple" xlink:href="https://www.chaijs.com/api/bdd/" text:style-name="Internet_20_link" text:visited-style-name="Visited_20_Internet_20_Link">https://www.chaijs.com/api/bdd/</text:a></text:p>
      <text:p text:style-name="P49"/>
      <text:p text:style-name="P8">const { expect } = require('chai');</text:p>
      <text:p text:style-name="P8">const resposta = calculaSituacao(4);</text:p>
      <text:p text:style-name="P8"/>
      <text:p text:style-name="P8">expect(resposta).equals('reprovação');</text:p>
      <text:p text:style-name="P8"/>
      <text:p text:style-name="P18">No código acima estamos chamando nossa função, logo afirmamos que o retorno armazenado na constante r<text:span text:style-name="T10">esposta </text:span>deve ser igual (equals) a reprovação.</text:p>
      <text:p text:style-name="P19"/>
      <text:p text:style-name="P19"/>
      <text:p text:style-name="P19"/>
      <text:p text:style-name="P14"><text:soft-page-break/>________________________TESTES DE INTEGRAÇÃO_______________________________</text:p>
      <text:p text:style-name="P14"/>
      <text:p text:style-name="P13">Os testes de integração servem para verificar se a comunicação entre os componentes de um sistema esta ocorrendo da forma esperada.</text:p>
      <text:p text:style-name="P12"/>
      <text:p text:style-name="P13">Temos o TDD (Test Driven Development), Desenvolvimento Orientado a Testes;</text:p>
      <text:p text:style-name="P13"/>
      <text:p text:style-name="P15">__________________________CONTRATOS DE APIs_________________________________</text:p>
      <text:p text:style-name="P15"/>
      <text:p text:style-name="P20">Anota aí 🖊: Em uma API, O contrato define aquilo que foi previamente acordado, ou seja, como a API deverá se comportar em um determinado cenário.</text:p>
      <text:p text:style-name="P20"/>
      <text:p text:style-name="P20"><text:span text:style-name="T11">V</text:span>amos utilizar o endpoint <text:span text:style-name="T12">GET /users/:userId.</text:span> Podemos dizer que o contrato dele é: quando a pessoa usuária existe, retornar a seguinte resposta:</text:p>
      <text:p text:style-name="P20"/>
      <text:p text:style-name="P20">Código HTTP: 200 - OK;</text:p>
      <text:p text:style-name="P20">Body:</text:p>
      <text:p text:style-name="P20"/>
      <text:p text:style-name="P20">{</text:p>
      <text:p text:style-name="P20"><text:s text:c="2"/>"id": "123",</text:p>
      <text:p text:style-name="P20"><text:s text:c="2"/>"name": "Dwight",</text:p>
      <text:p text:style-name="P20"><text:s text:c="2"/>"fullName": "Dwight Schrute",</text:p>
      <text:p text:style-name="P20"><text:s text:c="2"/>"email": "dwightschrute@dundermifflin.com"</text:p>
      <text:p text:style-name="P20">}</text:p>
      <text:p text:style-name="P20"/>
      <text:p text:style-name="P20">__________________________<text:span text:style-name="T16">COMO CRIAR UM TESTE</text:span><text:span text:style-name="T13">______________________________</text:span></text:p>
      <text:p text:style-name="P20"/>
      <text:p text:style-name="P21"><text:span text:style-name="T2">1° -</text:span> <text:s/><text:span text:style-name="T15">P</text:span>ara definir um teste precisamos analisar o cenário da nossa API.</text:p>
      <text:p text:style-name="P22">o que vamos analisar?<text:line-break/>- qual o método? GET, PUT, POST, DELETE</text:p>
      <text:p text:style-name="P22">- qual é o status code da resposta ? 100/200/300/400/500</text:p>
      <text:p text:style-name="P22">- <text:span text:style-name="T14">a rota existente retorna conforme a função?</text:span></text:p>
      <text:p text:style-name="P22"><text:line-break/>_________________________<text:span text:style-name="T17">CONFIGURAR OS TESTES _______________________________</text:span></text:p>
      <text:p text:style-name="P38">2° - <text:span text:style-name="T20">Vamos fazer a instalação do mocha:</text:span><text:span text:style-name="T18"><text:line-break/></text:span><text:span text:style-name="T19">npm init -y</text:span></text:p>
      <text:p text:style-name="P22">npm install mocha@8.4.0 chai@4.3.4 --save-dev –save-exact</text:p>
      <text:p text:style-name="P22"/>
      <text:p text:style-name="P39">3° - configurar o package.json :</text:p>
      <text:p text:style-name="P23"><text:s text:c="4"/>"scripts": {</text:p>
      <text:p text:style-name="P23"><text:s text:c="4"/>"test": "mocha tests/**/*.test.js --exit"</text:p>
      <text:p text:style-name="P23"><text:s text:c="2"/>},</text:p>
      <text:p text:style-name="P23"/>
      <text:p text:style-name="P24"/>
      <text:p text:style-name="P41"><text:soft-page-break/>4° - instalar o chai:</text:p>
      <text:p text:style-name="P27">npm install chai-http@4.3.0 --save-dev --save-exact</text:p>
      <text:p text:style-name="P40"/>
      <text:p text:style-name="P40"><text:span text:style-name="T21">5</text:span>° - criando um teste: <text:span text:style-name="T22">o chai http serve como um simulador de um banco de dados</text:span></text:p>
      <text:p text:style-name="P26">const chai = require('chai');</text:p>
      <text:p text:style-name="P26">const chaiHttp = require('chai-http');</text:p>
      <text:p text:style-name="P26"/>
      <text:p text:style-name="P26">const { expect } = chai;</text:p>
      <text:p text:style-name="P26"/>
      <text:p text:style-name="P26">chai.use(chaiHttp);</text:p>
      <text:p text:style-name="P26"/>
      <text:p text:style-name="P26">describe('Usando o método GET em /chocolates', function () {</text:p>
      <text:p text:style-name="P26"><text:s text:c="4"/>it('Retorna a lista completa de chocolates!', async function () {</text:p>
      <text:p text:style-name="P26"><text:s text:c="8"/>const response = await chai</text:p>
      <text:p text:style-name="P26"><text:s text:c="12"/>.request(app)</text:p>
      <text:p text:style-name="P26"><text:s text:c="12"/>.get('/chocolates');</text:p>
      <text:p text:style-name="P26"><text:s text:c="4"/>});</text:p>
      <text:p text:style-name="P26">});</text:p>
      <text:p text:style-name="P25"/>
      <text:p text:style-name="P42">6° - Vamos chamar nosso endpoint simulando uma chamada HTTP</text:p>
      <text:p text:style-name="P28"><text:s/></text:p>
      <text:p text:style-name="P43">- <text:span text:style-name="T23">o http retorna o status code esperado?</text:span></text:p>
      <text:p text:style-name="P28">expect(response.status).to.be.equals(200);</text:p>
      <text:p text:style-name="P28"/>
      <text:p text:style-name="P43">- <text:span text:style-name="T23">o corpo da mensagem corresponde a lista com todos os chocolates cadastrados na API?</text:span></text:p>
      <text:p text:style-name="P28">const output = [</text:p>
      <text:p text:style-name="P28"><text:s text:c="2"/>{ id: 1, name: 'Mint Intense', brandId: 1 },</text:p>
      <text:p text:style-name="P28"><text:s text:c="2"/>{ id: 2, name: 'White Coconut', brandId: 1 },</text:p>
      <text:p text:style-name="P28"><text:s text:c="2"/>{ id: 3, name: 'Mon Chéri', brandId: 2 },</text:p>
      <text:p text:style-name="P28"><text:s text:c="2"/>{ id: 4, name: 'Mounds', brandId: 3 },</text:p>
      <text:p text:style-name="P28">];</text:p>
      <text:p text:style-name="P28">expect(response.body.chocolates).<text:span text:style-name="T12">to.deep.equa</text:span>l(output);</text:p>
      <text:p text:style-name="P28"/>
      <text:p text:style-name="P29">(Estamos utilizando o<text:span text:style-name="T12"> deep </text:span>para garantir que todas as informações do objeto são os mesmos do que o objeto esperado, <text:span text:style-name="T24">de uma forma mais completa</text:span>)</text:p>
      <text:p text:style-name="P29"/>
      <text:p text:style-name="P29"><text:s/>_____________ <text:span text:style-name="T25">SEGUINDO TODAS AS DICAS O TESTE FICOU DESSE JEITO: ___________</text:span></text:p>
      <text:p text:style-name="P30">const chai = require('chai');</text:p>
      <text:p text:style-name="P30">const chaiHttp = require('chai-http');</text:p>
      <text:p text:style-name="P30"/>
      <text:p text:style-name="P30">const { expect } = chai;</text:p>
      <text:p text:style-name="P30"/>
      <text:p text:style-name="P30">chai.use(chaiHttp);</text:p>
      <text:p text:style-name="P30"/>
      <text:p text:style-name="P30"><text:soft-page-break/>describe('Testando a API Cacau Trybe', function () {</text:p>
      <text:p text:style-name="P30"><text:s text:c="2"/>describe('Usando o método GET em /chocolates', function () {</text:p>
      <text:p text:style-name="P30"><text:s text:c="4"/>it('Retorna a lista completa de chocolates!', async function () {</text:p>
      <text:p text:style-name="P30"><text:s text:c="6"/>const output = [</text:p>
      <text:p text:style-name="P30"><text:s text:c="8"/>{ id: 1, name: 'Mint Intense', brandId: 1 },</text:p>
      <text:p text:style-name="P30"><text:s text:c="8"/>{ id: 2, name: 'White Coconut', brandId: 1 },</text:p>
      <text:p text:style-name="P30"><text:s text:c="8"/>{ id: 3, name: 'Mon Chéri', brandId: 2 },</text:p>
      <text:p text:style-name="P30"><text:s text:c="8"/>{ id: 4, name: 'Mounds', brandId: 3 },</text:p>
      <text:p text:style-name="P30"><text:s text:c="6"/>];</text:p>
      <text:p text:style-name="P30"/>
      <text:p text:style-name="P30"><text:s text:c="6"/>const response = await chai</text:p>
      <text:p text:style-name="P30"><text:s text:c="8"/>.request(app)</text:p>
      <text:p text:style-name="P30"><text:s text:c="8"/>.get('/chocolates');</text:p>
      <text:p text:style-name="P30"><text:s text:c="6"/>expect(response.status).to.be.equal(200);</text:p>
      <text:p text:style-name="P30"><text:s text:c="6"/>expect(response.body.chocolates).to.deep.equal(output);</text:p>
      <text:p text:style-name="P30"><text:s text:c="4"/>});</text:p>
      <text:p text:style-name="P30"><text:s text:c="2"/>});</text:p>
      <text:p text:style-name="P30">});</text:p>
      <text:p text:style-name="P30"/>
      <text:p text:style-name="P30">___________________________<text:span text:style-name="T26">CONSTRUINDO UMA API______________________________</text:span></text:p>
      <text:p text:style-name="P30"/>
      <text:p text:style-name="P31">instalando o express:</text:p>
      <text:p text:style-name="P31">npm install express@4.17.1 –save-exact</text:p>
      <text:p text:style-name="P31"/>
      <text:p text:style-name="P32">criar um arquivo src/app.js / <text:s/><text:span text:style-name="T27">com a chamada do </text:span><text:a xlink:type="simple" xlink:href="mailto:express@4.17.1" text:style-name="Internet_20_link" text:visited-style-name="Visited_20_Internet_20_Link"><text:span text:style-name="T27">express@4.17.1</text:span></text:a></text:p>
      <text:p text:style-name="P32"/>
      <text:p text:style-name="P33">chamar dentro do test <text:span text:style-name="T28">o app</text:span></text:p>
      <text:p text:style-name="P33"/>
      <text:p text:style-name="P33">____________________________<text:span text:style-name="T29">TEST DOUBLES ____________________________________</text:span></text:p>
      <text:p text:style-name="P34"><text:a xlink:type="simple" xlink:href="https://sinonjs.org/" text:style-name="Internet_20_link" text:visited-style-name="Visited_20_Internet_20_Link">https://sinonjs.org/</text:a></text:p>
      <text:p text:style-name="P34">Podemos <text:span text:style-name="T30">fazer a </text:span>simular <text:span text:style-name="T30">de uma função.</text:span></text:p>
      <text:p text:style-name="P34"/>
      <text:p text:style-name="P35">Instalação do sinon:</text:p>
      <text:p text:style-name="P35">npm install sinon@11.1.1 --save-dev –save-exact</text:p>
      <text:p text:style-name="P35"/>
      <text:p text:style-name="P35"/>
      <text:p text:style-name="P35">O Sinon é uma ferramenta que auxilia na criação e utilização dos dublês, fornecendo funções para diversos tipos de Test Doubles.</text:p>
      <text:p text:style-name="P35"/>
      <text:p text:style-name="P35">Os dublês de teste são substitutos que sobrepõem dependências necessárias para se testar um sistema ou um comportam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3:43:21.169906530</meta:creation-date>
    <dc:date>2022-12-16T15:05:06.315336319</dc:date>
    <meta:editing-duration>PT3H22M17S</meta:editing-duration>
    <meta:editing-cycles>79</meta:editing-cycles>
    <meta:generator>LibreOffice/7.3.6.2$Linux_X86_64 LibreOffice_project/30$Build-2</meta:generator>
    <meta:document-statistic meta:table-count="0" meta:image-count="0" meta:object-count="0" meta:page-count="4" meta:paragraph-count="115" meta:word-count="807" meta:character-count="5716" meta:non-whitespace-character-count="4851"/>
  </office:meta>
</office:document-meta>
</file>